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2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5.244cm"/>
    </style:style>
    <style:style style:name="co5" style:family="table-column">
      <style:table-column-properties fo:break-before="auto" style:column-width="4.2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ff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ier in Koala</text:p>
          </table:table-cell>
          <table:table-cell table:style-name="ce1" office:value-type="string">
            <text:p>Unlock Group</text:p>
          </table:table-cell>
          <table:table-cell table:style-name="ce1" office:value-type="string">
            <text:p>Unlock on Pickup self?</text:p>
          </table:table-cell>
          <table:table-cell table:style-name="ce1" table:number-columns-repeated="4"/>
        </table:table-row>
        <table:table-row table:style-name="ro1">
          <table:table-cell office:value-type="string">
            <text:p>madtulip_polymer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adtulip_ic_logic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adtulip_silicium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adtulip_tier1_pod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adtulip_shiplight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tier_steel_plating_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tier_steel_plating_2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apex_plating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avian_plating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floran_plating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glitch_plating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human_plating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hylotl_plating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crewconsole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crew_spawner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crew_info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crew_command_one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engineere_promotion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marine_promotion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medic_promotion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scientist_promotion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deckhand_demotion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pexshipdetails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apexshipsupport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apexshipwall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odernplatform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pressurizedsteel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smoothmetal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bottom_decoration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detail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top_decoration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wallplate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tier2_pod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metal_press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rifle_rack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adtulip_pistol_rack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apex_small_fin</text:p>
          </table:table-cell>
          <table:table-cell office:value-type="float" office:value="2">
            <text:p>2</text:p>
          </table:table-cell>
          <table:table-cell office:value-type="string">
            <text:p>madtulip_UL_small_fins</text:p>
          </table:table-cell>
          <table:table-cell table:number-columns-repeated="5"/>
        </table:table-row>
        <table:table-row table:style-name="ro1">
          <table:table-cell office:value-type="string">
            <text:p>madtulip_avian_small_fin</text:p>
          </table:table-cell>
          <table:table-cell office:value-type="float" office:value="2">
            <text:p>2</text:p>
          </table:table-cell>
          <table:table-cell office:value-type="string">
            <text:p>madtulip_UL_small_fins</text:p>
          </table:table-cell>
          <table:table-cell table:number-columns-repeated="5"/>
        </table:table-row>
        <table:table-row table:style-name="ro1">
          <table:table-cell office:value-type="string">
            <text:p>madtulip_floran_small_fin</text:p>
          </table:table-cell>
          <table:table-cell office:value-type="float" office:value="2">
            <text:p>2</text:p>
          </table:table-cell>
          <table:table-cell office:value-type="string">
            <text:p>madtulip_UL_small_fins</text:p>
          </table:table-cell>
          <table:table-cell table:number-columns-repeated="5"/>
        </table:table-row>
        <table:table-row table:style-name="ro1">
          <table:table-cell office:value-type="string">
            <text:p>madtulip_glitch_small_fin</text:p>
          </table:table-cell>
          <table:table-cell office:value-type="float" office:value="2">
            <text:p>2</text:p>
          </table:table-cell>
          <table:table-cell office:value-type="string">
            <text:p>madtulip_UL_small_fins</text:p>
          </table:table-cell>
          <table:table-cell table:number-columns-repeated="5"/>
        </table:table-row>
        <table:table-row table:style-name="ro1">
          <table:table-cell office:value-type="string">
            <text:p>madtulip_hylotl_small_fin</text:p>
          </table:table-cell>
          <table:table-cell office:value-type="float" office:value="2">
            <text:p>2</text:p>
          </table:table-cell>
          <table:table-cell office:value-type="string">
            <text:p>madtulip_UL_small_fins</text:p>
          </table:table-cell>
          <table:table-cell table:number-columns-repeated="5"/>
        </table:table-row>
        <table:table-row table:style-name="ro1">
          <table:table-cell office:value-type="string">
            <text:p>madtulip_human_small_fin</text:p>
          </table:table-cell>
          <table:table-cell office:value-type="float" office:value="2">
            <text:p>2</text:p>
          </table:table-cell>
          <table:table-cell office:value-type="string">
            <text:p>madtulip_UL_small_fin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apex_flux_compensator</text:p>
          </table:table-cell>
          <table:table-cell office:value-type="float" office:value="2">
            <text:p>2</text:p>
          </table:table-cell>
          <table:table-cell office:value-type="string">
            <text:p>madtulip_UL_flux_compensators</text:p>
          </table:table-cell>
          <table:table-cell table:number-columns-repeated="5"/>
        </table:table-row>
        <table:table-row table:style-name="ro1">
          <table:table-cell office:value-type="string">
            <text:p>madtulip_avian_flux_compensator</text:p>
          </table:table-cell>
          <table:table-cell office:value-type="float" office:value="2">
            <text:p>2</text:p>
          </table:table-cell>
          <table:table-cell office:value-type="string">
            <text:p>madtulip_UL_flux_compensators</text:p>
          </table:table-cell>
          <table:table-cell table:number-columns-repeated="5"/>
        </table:table-row>
        <table:table-row table:style-name="ro1">
          <table:table-cell office:value-type="string">
            <text:p>madtulip_glitch_flux_compensator</text:p>
          </table:table-cell>
          <table:table-cell office:value-type="float" office:value="2">
            <text:p>2</text:p>
          </table:table-cell>
          <table:table-cell office:value-type="string">
            <text:p>madtulip_UL_flux_compensators</text:p>
          </table:table-cell>
          <table:table-cell table:number-columns-repeated="5"/>
        </table:table-row>
        <table:table-row table:style-name="ro1">
          <table:table-cell office:value-type="string">
            <text:p>madtulip_floran_flux_compensator</text:p>
          </table:table-cell>
          <table:table-cell office:value-type="float" office:value="2">
            <text:p>2</text:p>
          </table:table-cell>
          <table:table-cell office:value-type="string">
            <text:p>madtulip_UL_flux_compensators</text:p>
          </table:table-cell>
          <table:table-cell table:number-columns-repeated="5"/>
        </table:table-row>
        <table:table-row table:style-name="ro1">
          <table:table-cell office:value-type="string">
            <text:p>madtulip_human_flux_compensator</text:p>
          </table:table-cell>
          <table:table-cell office:value-type="float" office:value="2">
            <text:p>2</text:p>
          </table:table-cell>
          <table:table-cell office:value-type="string">
            <text:p>madtulip_UL_flux_compensators</text:p>
          </table:table-cell>
          <table:table-cell table:number-columns-repeated="5"/>
        </table:table-row>
        <table:table-row table:style-name="ro1">
          <table:table-cell office:value-type="string">
            <text:p>madtulip_hylotl_flux_compensator</text:p>
          </table:table-cell>
          <table:table-cell office:value-type="float" office:value="2">
            <text:p>2</text:p>
          </table:table-cell>
          <table:table-cell office:value-type="string">
            <text:p>madtulip_UL_flux_compensator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apex_shipdoor</text:p>
          </table:table-cell>
          <table:table-cell office:value-type="float" office:value="2">
            <text:p>2</text:p>
          </table:table-cell>
          <table:table-cell office:value-type="string">
            <text:p>madtulip_UL_ship_doors</text:p>
          </table:table-cell>
          <table:table-cell table:number-columns-repeated="5"/>
        </table:table-row>
        <table:table-row table:style-name="ro1">
          <table:table-cell office:value-type="string">
            <text:p>madtulip_avian_shipdoor</text:p>
          </table:table-cell>
          <table:table-cell office:value-type="float" office:value="2">
            <text:p>2</text:p>
          </table:table-cell>
          <table:table-cell office:value-type="string">
            <text:p>madtulip_UL_ship_doors</text:p>
          </table:table-cell>
          <table:table-cell table:number-columns-repeated="5"/>
        </table:table-row>
        <table:table-row table:style-name="ro1">
          <table:table-cell office:value-type="string">
            <text:p>madtulip_floran_shipdoor</text:p>
          </table:table-cell>
          <table:table-cell office:value-type="float" office:value="2">
            <text:p>2</text:p>
          </table:table-cell>
          <table:table-cell office:value-type="string">
            <text:p>madtulip_UL_ship_doors</text:p>
          </table:table-cell>
          <table:table-cell table:number-columns-repeated="5"/>
        </table:table-row>
        <table:table-row table:style-name="ro1">
          <table:table-cell office:value-type="string">
            <text:p>madtulip_glitch_shipdoor</text:p>
          </table:table-cell>
          <table:table-cell office:value-type="float" office:value="2">
            <text:p>2</text:p>
          </table:table-cell>
          <table:table-cell office:value-type="string">
            <text:p>madtulip_UL_ship_doors</text:p>
          </table:table-cell>
          <table:table-cell table:number-columns-repeated="5"/>
        </table:table-row>
        <table:table-row table:style-name="ro1">
          <table:table-cell office:value-type="string">
            <text:p>madtulip_human_shipdoor</text:p>
          </table:table-cell>
          <table:table-cell office:value-type="float" office:value="2">
            <text:p>2</text:p>
          </table:table-cell>
          <table:table-cell office:value-type="string">
            <text:p>madtulip_UL_ship_doors</text:p>
          </table:table-cell>
          <table:table-cell table:number-columns-repeated="5"/>
        </table:table-row>
        <table:table-row table:style-name="ro1">
          <table:table-cell office:value-type="string">
            <text:p>madtulip_hylotl_shipdoor</text:p>
          </table:table-cell>
          <table:table-cell office:value-type="float" office:value="2">
            <text:p>2</text:p>
          </table:table-cell>
          <table:table-cell office:value-type="string">
            <text:p>madtulip_UL_ship_door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tier_steel_plating_3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tier3_pod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fuelhatch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shipnavigationconsole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techstation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shipstation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vent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apex_sector_airlock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avian_sector_airlock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floran_sector_airlock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glitch_sector_airlock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hylotl_sector_airlock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apex_medium_fin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avian_medium_fin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floran_medium_fin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glitch_medium_fin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hylotl_medium_fin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human_medium_fin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apex_heat_absorbe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avian_heat_absorbe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floran_heat_absorbe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glitch_heat_absorbe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hylotl_heat_absorbe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human_heat_absorbe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apex_ship_comms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avian_ship_comms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floran_ship_comms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glitch_ship_comms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human_ship_comms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hylotl_ship_comms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glitch_towe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human_turret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human_turret2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apex_turret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glitch_turret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floran_blossoming_cannon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hyltol_water_cannon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textscreen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barscreen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mapscreen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adtulip_status_monito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landing_gear_3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tier_durasteel_plating_1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tier_durasteel_plating_2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TS_apex_1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TS_avian_1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TS_floran_1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TS_glitch_1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TS_human_1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TS_hylotl_1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TS_novakid_1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TS_glass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tier4_pod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captainschair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shiplocker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madtulip_apex1_teleporter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style-name="ce2" office:value-type="string">
            <text:p>madtulip_floran_teleporter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style-name="ce2" office:value-type="string">
            <text:p>madtulip_floran_teleporter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style-name="ce2" office:value-type="string">
            <text:p>madtulip_floran_teleporter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style-name="ce2" office:value-type="string">
            <text:p>madtulip_floran_teleporter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style-name="ce2" office:value-type="string">
            <text:p>madtulip_floran_teleporter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starprojector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analysisscreen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captains_console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thermodynamics_console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forcefield_door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apex_large_fin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avian_large_fin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floran_large_fin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glitch_large_fin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human_large_fin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hylotl_large_fin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apex_stabilization_thruster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avian_stabilization_thruster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floran_stabilization_thruster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glitch_stabilization_thruster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human_stabilization_thruster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hylotl_stabilization_thruster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apex_gyro_stabilizer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avian_gyro_stabilizer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glitch_gyro_stabilizer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hylotl_gyro_stabilizer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human_gyro_stabilizer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floran_gyro_stabilizer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landing_gear_1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landing_gear_2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landing_gear_4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glitch_tower2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avian_crystal_energy_core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human_turret_missile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cool_pulse_cannon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dtulip_glitchy_lazor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tier_durasteel_plating_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iab_basestore_scanner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miab_basestore_receiver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apex_ftl_thruster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madtulip_avian_ftl_thruster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madtulip_floran_ftl_thruster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madtulip_glitch_ftl_thruster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madtulip_human_ftl_thruster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madtulip_hylotl_ftl_thruster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human_turret_missi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dtulip_glitch_large_ftl_thruster</text:p>
          </table:table-cell>
          <table:table-cell office:value-type="float" office:value="5">
            <text:p>5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1">21.02.2015</text:date>, <text:time>20:1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H40M6S</meta:editing-duration>
    <meta:editing-cycles>16</meta:editing-cycles>
    <meta:generator>OpenOffice.org/3.3$Win32 OpenOffice.org_project/330m20$Build-9567</meta:generator>
    <dc:date>2015-02-21T20:15:39.76</dc:date>
    <meta:document-statistic meta:table-count="3" meta:cell-count="335" meta:object-count="0"/>
    <meta:user-defined meta:name="Info 1"/>
    <meta:user-defined meta:name="Info 2"/>
    <meta:user-defined meta:name="Info 3"/>
    <meta:user-defined meta:name="Info 4"/>
  </office:meta>
</office:document-meta>
</file>